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,504,630,121.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,350,177,127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,179,004,941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,048,229,629.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,054,915,645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,046,087,418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989,271,229.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,099,818,652.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849,878,424.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830,126,470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868,154,708.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696,910,810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592,365,688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587,029,054.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532,062,927.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477,458,598.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417,806,667.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392,621,385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371,095,510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224,446,663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06,457,544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68,550,998.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70,419,779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3:38:10.631110263</dc:date>
    <meta:editing-duration>PT2H30M19S</meta:editing-duration>
    <meta:editing-cycles>70</meta:editing-cycles>
    <meta:generator>LibreOffice/7.2.6.2$Linux_X86_64 LibreOffice_project/20$Build-2</meta:generator>
    <meta:document-statistic meta:table-count="1" meta:cell-count="48" meta:object-count="0"/>
  </office:meta>
</office:document-meta>
</file>